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2cm" draw:marker-start-width="0.6cm" draw:marker-end-width="0.6cm" draw:textarea-horizontal-align="center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draw:stroke="none" svg:stroke-color="#000000" draw:fill="none" draw:fill-color="#ffffff" fo:min-height="1.163cm"/>
    </style:style>
    <style:style style:name="gr3" style:family="graphic" style:parent-style-name="standard">
      <style:graphic-properties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0.643cm"/>
    </style:style>
    <style:style style:name="P1" style:family="paragraph">
      <style:paragraph-properties fo:text-align="center"/>
      <style:text-properties fo:font-size="9pt" style:font-size-asian="18pt" style:font-size-complex="18pt"/>
    </style:style>
    <style:style style:name="P2" style:family="paragraph">
      <style:text-properties fo:font-size="9pt" style:font-size-asian="18pt" style:font-size-complex="18pt"/>
    </style:style>
    <style:style style:name="P3" style:family="paragraph">
      <style:paragraph-properties fo:text-align="center"/>
    </style:style>
    <style:style style:name="T1" style:family="text">
      <style:text-properties fo:font-size="9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4.541cm" svg:y1="19.096cm" svg:x2="4.011cm" svg:y2="19.096cm">
            <text:p/>
          </draw:line>
          <draw:frame draw:style-name="gr2" draw:text-style-name="P2" draw:layer="layout" svg:width="1.835cm" svg:height="1.413cm" svg:x="3.553cm" svg:y="18.338cm">
            <draw:text-box>
              <text:p><text:span text:style-name="T1">CAN</text:span></text:p>
            </draw:text-box>
          </draw:frame>
        </draw:g>
        <draw:g>
          <draw:rect draw:style-name="gr3" draw:text-style-name="P1" draw:layer="layout" svg:width="2.295cm" svg:height="1.161cm" svg:x="3.554cm" svg:y="22.889cm">
            <text:p text:style-name="P3"><text:span text:style-name="T1">LEDs</text:span></text:p>
          </draw:rect>
          <draw:rect draw:style-name="gr3" draw:text-style-name="P1" draw:layer="layout" svg:width="3.214cm" svg:height="1.517cm" svg:x="4.471cm" svg:y="20.234cm">
            <text:p text:style-name="P3"><text:span text:style-name="T1">I/O Node</text:span></text:p>
            <text:p text:style-name="P3"><text:span text:style-name="T1">(Leduino)</text:span></text:p>
          </draw:rect>
          <draw:rect draw:style-name="gr3" draw:text-style-name="P1" draw:layer="layout" svg:width="2.295cm" svg:height="1.161cm" svg:x="6.225cm" svg:y="22.888cm">
            <text:p text:style-name="P3"><text:span text:style-name="T1">Switch/Button</text:span></text:p>
          </draw:rect>
          <draw:custom-shape draw:style-name="gr4" draw:text-style-name="P1" draw:layer="layout" svg:width="0.46cm" svg:height="1.138cm" svg:x="5.848cm" svg:y="19.096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4" draw:text-style-name="P3" draw:layer="layout" svg:width="0.372cm" svg:height="1.025cm" svg:x="6.525cm" svg:y="21.797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4" draw:text-style-name="P3" draw:layer="layout" svg:width="0.372cm" svg:height="1.025cm" svg:x="5.142cm" svg:y="21.796cm">
            <text:p/>
            <draw:enhanced-geometry svg:viewBox="0 0 21600 21600" draw:text-areas="?f0 ?f7 ?f2 21600" draw:mirror-vertical="true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>
          <draw:line draw:style-name="gr1" draw:text-style-name="P1" draw:layer="layout" svg:x1="18.246cm" svg:y1="6.022cm" svg:x2="2.314cm" svg:y2="6.022cm">
            <text:p/>
          </draw:line>
          <draw:frame draw:style-name="gr5" draw:text-style-name="P2" draw:layer="layout" svg:width="2.123cm" svg:height="0.893cm" svg:x="1.961cm" svg:y="5.262cm">
            <draw:text-box>
              <text:p><text:span text:style-name="T1">Ethernet</text:span></text:p>
            </draw:text-box>
          </draw:frame>
          <draw:custom-shape draw:style-name="gr4" draw:text-style-name="P1" draw:layer="layout" svg:width="0.355cm" svg:height="1.137cm" svg:x="4.084cm" svg:y="8.675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rect draw:style-name="gr3" draw:text-style-name="P1" draw:layer="layout" svg:width="3.186cm" svg:height="1.517cm" svg:x="2.669cm" svg:y="7.158cm">
            <text:p text:style-name="P3"><text:span text:style-name="T1">Ethernet-CAN</text:span></text:p>
            <text:p text:style-name="P3"><text:span text:style-name="T1">Gateway</text:span></text:p>
          </draw:rect>
          <draw:custom-shape draw:style-name="gr4" draw:text-style-name="P1" draw:layer="layout" svg:width="0.355cm" svg:height="1.136cm" svg:x="4.084cm" svg:y="6.022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4" draw:text-style-name="P1" draw:layer="layout" svg:width="0.353cm" svg:height="1.139cm" svg:x="4.439cm" svg:y="4.883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rect draw:style-name="gr3" draw:text-style-name="P1" draw:layer="layout" svg:width="3.186cm" svg:height="2.275cm" svg:x="3.023cm" svg:y="2.608cm">
          <text:p text:style-name="P3"><text:span text:style-name="T1">Personal</text:span></text:p>
          <text:p text:style-name="P3"><text:span text:style-name="T1">Computer</text:span></text:p>
        </draw:rect>
        <draw:g>
          <draw:rect draw:style-name="gr3" draw:text-style-name="P1" draw:layer="layout" svg:width="3.186cm" svg:height="2.275cm" svg:x="9.221cm" svg:y="9.6cm">
            <text:p text:style-name="P3"><text:span text:style-name="T1">Personal</text:span></text:p>
            <text:p text:style-name="P3"><text:span text:style-name="T1">Computer</text:span></text:p>
          </draw:rect>
          <draw:custom-shape draw:style-name="gr4" draw:text-style-name="P1" draw:layer="layout" svg:width="0.355cm" svg:height="1.137cm" svg:x="10.632cm" svg:y="14.571cm">
            <text:p/>
  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rect draw:style-name="gr3" draw:text-style-name="P1" draw:layer="layout" svg:width="3.186cm" svg:height="1.517cm" svg:x="9.217cm" svg:y="13.054cm">
            <text:p text:style-name="P3"><text:span text:style-name="T1">USB-CAN</text:span></text:p>
            <text:p text:style-name="P3"><text:span text:style-name="T1">Gateway</text:span></text:p>
            <text:p text:style-name="P3"><text:span text:style-name="T1">(LEDuino)</text:span></text:p>
          </draw:rect>
          <draw:custom-shape draw:style-name="gr4" draw:text-style-name="P1" draw:layer="layout" svg:width="0.355cm" svg:height="1.136cm" svg:x="10.632cm" svg:y="11.918cm">
            <text:p/>
  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Bob Jacobsen</meta:initial-creator>
    <meta:creation-date>2009-05-31T04:45:48</meta:creation-date>
    <dc:date>2009-05-31T05:36:10</dc:date>
    <dc:creator>Bob Jacobsen</dc:creator>
    <meta:editing-duration>PT00H50M23S</meta:editing-duration>
    <meta:editing-cycles>7</meta:editing-cycles>
    <meta:generator>OpenOffice.org/3.1$Unix OpenOffice.org_project/310m11$Build-9399</meta:generator>
    <meta:document-statistic meta:object-count="23"/>
  </office:meta>
</office:document-meta>
</file>